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variable-decls>
        <text:variable-decl office:value-type="string" text:name="Test"/>
        <text:variable-decl office:value-type="float" text:name="MitFel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arsten Agger" text:name="Leif"/>
        <text:user-field-decl office:value-type="float" office:value="42" text:name="Svaret"/>
        <text:user-field-decl office:value-type="date" office:value="40909" text:name="Dato" office:date-value="2012-04-16"/>
      </text:user-field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Standard">1. Indledning</text:p>
          <text:p text:style-name="P1">1. &lt;Pladsholdere&gt;</text:p>
          <text:p text:style-name="P2">1.1. Ny skrivning</text:p>
          <text:p text:style-name="P2">1.2. Danske/egnelske breve</text:p>
          <text:p text:style-name="P2">1.3. MINISTER / DEPARTEMENT</text:p>
          <text:p text:style-name="P2">1.4. Tastatur </text:p>
          <text:p text:style-name="P3">1.4.1. CTRL+SKIFT+F9</text:p>
          <text:p text:style-name="P3">1.4.2. CTRL-TAB = [OK]</text:p>
          <text:p text:style-name="P4">1.4.2.1. CTRL-TAB = [OK]</text:p>
          <text:p text:style-name="P2">1.5. Overskrifter (CTRL+#)</text:p>
          <text:p text:style-name="P3">1.5.1. Autotekst</text:p>
          <text:p text:style-name="P3">1.5.2. Bilagstegn</text:p>
          <text:p text:style-name="P3">1.5.3. FORTROLIGT / UDKAST</text:p>
          <text:p text:style-name="P3">1.5.4. Overskrifter (CTRL+#)</text:p>
          <text:p text:style-name="P2">1.6. &lt;Pladsholdere&gt;</text:p>
          <text:p text:style-name="P1">2. Dokumentformater</text:p>
          <text:p text:style-name="P2">2.1. Det er anderledes</text:p>
          <text:p text:style-name="P2">2.2. F2</text:p>
          <text:p text:style-name="P2">2.3. Udveksling af dokumenter</text:p>
          <text:p text:style-name="P3">2.3.1. doc</text:p>
          <text:p text:style-name="P4">2.3.1.1. PDF</text:p>
          <text:p text:style-name="P4">2.3.1.2. doc</text:p>
        </text:index-body>
      </text:table-of-content>
      <text:h text:style-name="Heading_20_1" text:outline-level="1">Indledning</text:h>
      <text:h text:style-name="Heading_20_1" text:outline-level="1">&lt;Pladsholdere&gt;</text:h>
      <text:p text:style-name="Text_20_body"/>
      <text:p text:style-name="Text_20_body">Her er et felt <text:user-field-get text:name="Leif">Leif</text:user-field-get></text:p>
      <text:p text:style-name="Text_20_body">Nyt felt : <text:user-field-get style:data-style-name="N0" text:name="Svaret">42</text:user-field-get></text:p>
      <text:p text:style-name="Text_20_body">Dato : <text:user-field-get style:data-style-name="N84" text:name="Dato">2012-01-01</text:user-field-get></text:p>
      <text:p text:style-name="Text_20_body"/>
      <text:h text:style-name="Heading_20_2" text:outline-level="2"><text:soft-page-break/>Ny skrivning</text:h>
      <text:h text:style-name="Heading_20_2" text:outline-level="2">Danske/egnelske breve</text:h>
      <text:h text:style-name="Heading_20_2" text:outline-level="2">MINISTER / DEPARTEMENT</text:h>
      <text:h text:style-name="Heading_20_2" text:outline-level="2">Tastatur </text:h>
      <text:h text:style-name="Heading_20_3" text:outline-level="3">CTRL+SKIFT+F9</text:h>
      <text:h text:style-name="Heading_20_3" text:outline-level="3">CTRL-TAB = [OK]</text:h>
      <text:h text:style-name="Heading_20_4" text:outline-level="4">CTRL-TAB = [OK]</text:h>
      <text:h text:style-name="Heading_20_2" text:outline-level="2">Overskrifter (CTRL+#)</text:h>
      <text:h text:style-name="Heading_20_3" text:outline-level="3">Autotekst</text:h>
      <text:h text:style-name="Heading_20_3" text:outline-level="3">Bilagstegn</text:h>
      <text:h text:style-name="Heading_20_3" text:outline-level="3">FORTROLIGT / UDKAST</text:h>
      <text:h text:style-name="Heading_20_3" text:outline-level="3">Overskrifter (CTRL+#)</text:h>
      <text:h text:style-name="Heading_20_2" text:outline-level="2">&lt;Pladsholdere&gt;</text:h>
      <text:h text:style-name="Heading_20_1" text:outline-level="1">Dokumentformater</text:h>
      <text:h text:style-name="Heading_20_2" text:outline-level="2">Det er anderledes</text:h>
      <text:h text:style-name="Heading_20_2" text:outline-level="2">F2</text:h>
      <text:h text:style-name="Heading_20_2" text:outline-level="2">Udveksling af dokumenter</text:h>
      <text:h text:style-name="Heading_20_3" text:outline-level="3">doc</text:h>
      <text:h text:style-name="Heading_20_4" text:outline-level="4">PDF</text:h>
      <text:h text:style-name="Heading_20_4" text:outline-level="4">doc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xample" style:family="text">
      <style:text-properties style:font-name="Bitstream Vera Sans Mono" style:font-name-asian="Bitstream Vera Sans Mono" style:font-name-complex="Bitstream Vera Sans Mono"/>
    </style:style>
    <style:style style:name="Teletype" style:family="text">
      <style:text-properties style:font-name="Bitstream Vera Sans Mono" style:font-name-asian="Bitstream Vera Sans Mono" style:font-name-complex="Bitstream Vera Sans Mono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suffix="." style:num-format="1" text:display-levels="4">
        <style:list-level-properties/>
      </text:outline-level-style>
      <text:outline-level-style text:level="5" style:num-suffix="." style:num-format="1" text:display-levels="5">
        <style:list-level-properties/>
      </text:outline-level-style>
      <text:outline-level-style text:level="6" style:num-suffix="." style:num-format="1" text:display-levels="6">
        <style:list-level-properties/>
      </text:outline-level-style>
      <text:outline-level-style text:level="7" style:num-suffix="." style:num-format="1" text:display-levels="7">
        <style:list-level-properties/>
      </text:outline-level-style>
      <text:outline-level-style text:level="8" style:num-suffix="." style:num-format="1" text:display-levels="8">
        <style:list-level-properties/>
      </text:outline-level-style>
      <text:outline-level-style text:level="9" style:num-suffix="." style:num-format="1" text:display-levels="9">
        <style:list-level-properties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/>
        <style:text-properties style:font-name="OpenSymbol"/>
      </text:list-level-style-bullet>
      <text:list-level-style-bullet text:level="2" text:style-name="Numbering_20_Symbols" text:bullet-char="•">
        <style:list-level-properties/>
        <style:text-properties style:font-name="OpenSymbol"/>
      </text:list-level-style-bullet>
      <text:list-level-style-bullet text:level="3" text:style-name="Numbering_20_Symbols" text:bullet-char="•">
        <style:list-level-properties/>
        <style:text-properties style:font-name="OpenSymbol"/>
      </text:list-level-style-bullet>
      <text:list-level-style-bullet text:level="4" text:style-name="Numbering_20_Symbols" text:bullet-char="•">
        <style:list-level-properties/>
        <style:text-properties style:font-name="OpenSymbol"/>
      </text:list-level-style-bullet>
      <text:list-level-style-bullet text:level="5" text:style-name="Numbering_20_Symbols" text:bullet-char="•">
        <style:list-level-properties/>
        <style:text-properties style:font-name="OpenSymbol"/>
      </text:list-level-style-bullet>
      <text:list-level-style-bullet text:level="6" text:style-name="Numbering_20_Symbols" text:bullet-char="•">
        <style:list-level-properties/>
        <style:text-properties style:font-name="OpenSymbol"/>
      </text:list-level-style-bullet>
      <text:list-level-style-bullet text:level="7" text:style-name="Numbering_20_Symbols" text:bullet-char="•">
        <style:list-level-properties/>
        <style:text-properties style:font-name="OpenSymbol"/>
      </text:list-level-style-bullet>
      <text:list-level-style-bullet text:level="8" text:style-name="Numbering_20_Symbols" text:bullet-char="•">
        <style:list-level-properties/>
        <style:text-properties style:font-name="OpenSymbol"/>
      </text:list-level-style-bullet>
      <text:list-level-style-bullet text:level="9" text:style-name="Numbering_20_Symbols" text:bullet-char="•">
        <style:list-level-properties/>
        <style:text-properties style:font-name="OpenSymbol"/>
      </text:list-level-style-bullet>
      <text:list-level-style-bullet text:level="10" text:style-name="Numbering_20_Symbols" text:bullet-char="•">
        <style:list-level-properties/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11:38:07</meta:creation-date>
    <meta:editing-duration>PT31M44S</meta:editing-duration>
    <meta:editing-cycles>1</meta:editing-cycles>
    <meta:generator>Python</meta:generator>
    <dc:date>2012-07-12T11:38:07</dc:date>
    <dc:creator>Carsten Agger</dc:creator>
    <meta:document-statistic meta:table-count="0" meta:image-count="0" meta:object-count="0" meta:page-count="2" meta:paragraph-count="48" meta:word-count="135" meta:character-count="890" meta:non-whitespace-character-count="823"/>
    <meta:user-defined meta:name="Hello" meta:value-type="float">42</meta:user-defined>
    <meta:initial-creator>creator</meta:initial-creator>
  </office:meta>
</office:document-meta>
</file>